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ServerRequestObservationConvention.custom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ServerRequestObservationConvention.getLowCardinalityKeyValues( Server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